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8cm" svg:height="12.431cm" svg:x="0.441cm" svg:y="15.326cm">
            <draw:object draw:notify-on-update-of-ranges="Sheet1.A12:Sheet1.A15 Sheet1.A28:Sheet1.A31 Sheet1.F12:Sheet1.F15 Sheet1.A28:Sheet1.A31 Sheet1.F28:Sheet1.F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448cm" svg:height="15.379cm" svg:x="18.365cm" svg:y="1.143cm">
            <draw:object draw:notify-on-update-of-ranges="Sheet1.A3:Sheet1.A6 Sheet1.A3:Sheet1.A6 Sheet1.F3:Sheet1.F6 Sheet1.A20:Sheet1.A23 Sheet1.F20:Sheet1.F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828cm" svg:x="17.841cm" svg:y="17.769cm">
            <draw:object draw:notify-on-update-of-ranges="Sheet1.A3:Sheet1.A6 Sheet1.B3:Sheet1.B6 Sheet1.A3:Sheet1.A6 Sheet1.B20:Sheet1.B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323cm" svg:x="10.903cm" svg:y="28.447cm">
            <draw:object draw:notify-on-update-of-ranges="Sheet1.A12:Sheet1.A15 Sheet1.B12:Sheet1.B15 Sheet1.B28:Sheet1.B31 Sheet1.A28:Sheet1.A3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office:value-type="string" calcext:value-type="string">
            <text:p>llvm- jki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99364" calcext:value-type="float">
            <text:p>0.499364</text:p>
          </table:table-cell>
          <table:table-cell office:value-type="float" office:value="22.6677" calcext:value-type="float">
            <text:p>22.6677</text:p>
          </table:table-cell>
          <table:table-cell office:value-type="float" office:value="87.9755" calcext:value-type="float">
            <text:p>87.9755</text:p>
          </table:table-cell>
          <table:table-cell office:value-type="float" office:value="219.687" calcext:value-type="float">
            <text:p>219.687</text:p>
          </table:table-cell>
          <table:table-cell office:value-type="float" office:value="401.396" calcext:value-type="float">
            <text:p>401.3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4475" calcext:value-type="float">
            <text:p>0.244475</text:p>
          </table:table-cell>
          <table:table-cell office:value-type="float" office:value="11.3383" calcext:value-type="float">
            <text:p>11.3383</text:p>
          </table:table-cell>
          <table:table-cell office:value-type="float" office:value="45.2461" calcext:value-type="float">
            <text:p>45.2461</text:p>
          </table:table-cell>
          <table:table-cell office:value-type="float" office:value="145.099" calcext:value-type="float">
            <text:p>145.099</text:p>
          </table:table-cell>
          <table:table-cell office:value-type="float" office:value="201.397" calcext:value-type="float">
            <text:p>201.3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4076" calcext:value-type="float">
            <text:p>0.214076</text:p>
          </table:table-cell>
          <table:table-cell office:value-type="float" office:value="6.17602" calcext:value-type="float">
            <text:p>6.17602</text:p>
          </table:table-cell>
          <table:table-cell office:value-type="float" office:value="25.3823" calcext:value-type="float">
            <text:p>25.3823</text:p>
          </table:table-cell>
          <table:table-cell office:value-type="float" office:value="124.606" calcext:value-type="float">
            <text:p>124.606</text:p>
          </table:table-cell>
          <table:table-cell office:value-type="float" office:value="254.029" calcext:value-type="float">
            <text:p>254.02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7128" calcext:value-type="float">
            <text:p>0.227128</text:p>
          </table:table-cell>
          <table:table-cell office:value-type="float" office:value="7.23207" calcext:value-type="float">
            <text:p>7.23207</text:p>
          </table:table-cell>
          <table:table-cell office:value-type="float" office:value="27.0362" calcext:value-type="float">
            <text:p>27.0362</text:p>
          </table:table-cell>
          <table:table-cell office:value-type="float" office:value="125.204" calcext:value-type="float">
            <text:p>125.204</text:p>
          </table:table-cell>
          <table:table-cell office:value-type="float" office:value="169.38" calcext:value-type="float">
            <text:p>169.38</text:p>
          </table:table-cell>
        </table:table-row>
        <table:table-row table:style-name="ro1" table:number-rows-repeated="3">
          <table:table-cell table:style-name="ce2" table:number-columns-repeated="6"/>
        </table:table-row>
        <table:table-row table:style-name="ro1">
          <table:table-cell office:value-type="string" calcext:value-type="string">
            <text:p>llvm -ikj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09742" calcext:value-type="float">
            <text:p>0.409742</text:p>
          </table:table-cell>
          <table:table-cell office:value-type="float" office:value="2.82464" calcext:value-type="float">
            <text:p>2.82464</text:p>
          </table:table-cell>
          <table:table-cell office:value-type="float" office:value="9.36817" calcext:value-type="float">
            <text:p>9.36817</text:p>
          </table:table-cell>
          <table:table-cell office:value-type="float" office:value="26.0687" calcext:value-type="float">
            <text:p>26.0687</text:p>
          </table:table-cell>
          <table:table-cell office:value-type="float" office:value="48.3408" calcext:value-type="float">
            <text:p>48.34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04439" calcext:value-type="float">
            <text:p>0.204439</text:p>
          </table:table-cell>
          <table:table-cell office:value-type="float" office:value="1.61963" calcext:value-type="float">
            <text:p>1.61963</text:p>
          </table:table-cell>
          <table:table-cell office:value-type="float" office:value="5.70621" calcext:value-type="float">
            <text:p>5.70621</text:p>
          </table:table-cell>
          <table:table-cell office:value-type="float" office:value="17.6867" calcext:value-type="float">
            <text:p>17.6867</text:p>
          </table:table-cell>
          <table:table-cell office:value-type="float" office:value="22.0631" calcext:value-type="float">
            <text:p>22.06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699" calcext:value-type="float">
            <text:p>0.19699</text:p>
          </table:table-cell>
          <table:table-cell office:value-type="float" office:value="1.0878" calcext:value-type="float">
            <text:p>1.0878</text:p>
          </table:table-cell>
          <table:table-cell office:value-type="float" office:value="3.74291" calcext:value-type="float">
            <text:p>3.74291</text:p>
          </table:table-cell>
          <table:table-cell office:value-type="float" office:value="10.6274" calcext:value-type="float">
            <text:p>10.6274</text:p>
          </table:table-cell>
          <table:table-cell office:value-type="float" office:value="27.0504" calcext:value-type="float">
            <text:p>27.0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50711" calcext:value-type="float">
            <text:p>0.150711</text:p>
          </table:table-cell>
          <table:table-cell office:value-type="float" office:value="1.11948" calcext:value-type="float">
            <text:p>1.11948</text:p>
          </table:table-cell>
          <table:table-cell office:value-type="float" office:value="3.67856" calcext:value-type="float">
            <text:p>3.67856</text:p>
          </table:table-cell>
          <table:table-cell office:value-type="float" office:value="10.0424" calcext:value-type="float">
            <text:p>10.0424</text:p>
          </table:table-cell>
          <table:table-cell office:value-type="float" office:value="15.0849" calcext:value-type="float">
            <text:p>15.0849</text:p>
          </table:table-cell>
        </table:table-row>
        <table:table-row table:style-name="ro1" table:number-rows-repeated="2">
          <table:table-cell table:style-name="ce2" table:number-columns-repeated="6"/>
        </table:table-row>
        <table:table-row table:style-name="ro1">
          <table:table-cell office:value-type="string" calcext:value-type="string">
            <text:p>gcc -jki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1718" calcext:value-type="float">
            <text:p>0.561718</text:p>
          </table:table-cell>
          <table:table-cell office:value-type="float" office:value="21.8332" calcext:value-type="float">
            <text:p>21.8332</text:p>
          </table:table-cell>
          <table:table-cell office:value-type="float" office:value="64.3038" calcext:value-type="float">
            <text:p>64.3038</text:p>
          </table:table-cell>
          <table:table-cell office:value-type="float" office:value="177.359" calcext:value-type="float">
            <text:p>177.359</text:p>
          </table:table-cell>
          <table:table-cell office:value-type="float" office:value="359.349" calcext:value-type="float">
            <text:p>359.3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2197" calcext:value-type="float">
            <text:p>0.292197</text:p>
          </table:table-cell>
          <table:table-cell office:value-type="float" office:value="13.3654" calcext:value-type="float">
            <text:p>13.3654</text:p>
          </table:table-cell>
          <table:table-cell office:value-type="float" office:value="41.2692" calcext:value-type="float">
            <text:p>41.2692</text:p>
          </table:table-cell>
          <table:table-cell office:value-type="float" office:value="94.4252" calcext:value-type="float">
            <text:p>94.4252</text:p>
          </table:table-cell>
          <table:table-cell office:value-type="float" office:value="191.624" calcext:value-type="float">
            <text:p>191.6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53167" calcext:value-type="float">
            <text:p>0.153167</text:p>
          </table:table-cell>
          <table:table-cell office:value-type="float" office:value="7.38368" calcext:value-type="float">
            <text:p>7.38368</text:p>
          </table:table-cell>
          <table:table-cell office:value-type="float" office:value="28.3871" calcext:value-type="float">
            <text:p>28.3871</text:p>
          </table:table-cell>
          <table:table-cell office:value-type="float" office:value="61.1302" calcext:value-type="float">
            <text:p>61.1302</text:p>
          </table:table-cell>
          <table:table-cell office:value-type="float" office:value="129.751" calcext:value-type="float">
            <text:p>129.7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4015" calcext:value-type="float">
            <text:p>0.184015</text:p>
          </table:table-cell>
          <table:table-cell office:value-type="float" office:value="6.02401" calcext:value-type="float">
            <text:p>6.02401</text:p>
          </table:table-cell>
          <table:table-cell office:value-type="float" office:value="29.864" calcext:value-type="float">
            <text:p>29.864</text:p>
          </table:table-cell>
          <table:table-cell office:value-type="float" office:value="66.612" calcext:value-type="float">
            <text:p>66.612</text:p>
          </table:table-cell>
          <table:table-cell office:value-type="float" office:value="111.272" calcext:value-type="float">
            <text:p>111.272</text:p>
          </table:table-cell>
        </table:table-row>
        <table:table-row table:style-name="ro1" table:number-rows-repeated="2">
          <table:table-cell table:style-name="ce2" table:number-columns-repeated="6"/>
        </table:table-row>
        <table:table-row table:style-name="ro1">
          <table:table-cell office:value-type="string" calcext:value-type="string">
            <text:p>gcc -ikj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1500" calcext:value-type="float">
            <text:p>1500</text:p>
          </table:table-cell>
          <table:table-cell office:value-type="float" office:value="2000" calcext:value-type="float">
            <text:p>200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2072" calcext:value-type="float">
            <text:p>0.52072</text:p>
          </table:table-cell>
          <table:table-cell office:value-type="float" office:value="4.77198" calcext:value-type="float">
            <text:p>4.77198</text:p>
          </table:table-cell>
          <table:table-cell office:value-type="float" office:value="16.8891" calcext:value-type="float">
            <text:p>16.8891</text:p>
          </table:table-cell>
          <table:table-cell office:value-type="float" office:value="38.157" calcext:value-type="float">
            <text:p>38.157</text:p>
          </table:table-cell>
          <table:table-cell office:value-type="float" office:value="70.8285" calcext:value-type="float">
            <text:p>70.82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401" calcext:value-type="float">
            <text:p>0.50401</text:p>
          </table:table-cell>
          <table:table-cell office:value-type="float" office:value="2.72085" calcext:value-type="float">
            <text:p>2.72085</text:p>
          </table:table-cell>
          <table:table-cell office:value-type="float" office:value="8.22276" calcext:value-type="float">
            <text:p>8.22276</text:p>
          </table:table-cell>
          <table:table-cell office:value-type="float" office:value="16.8232" calcext:value-type="float">
            <text:p>16.8232</text:p>
          </table:table-cell>
          <table:table-cell office:value-type="float" office:value="38.1274" calcext:value-type="float">
            <text:p>38.12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8002" calcext:value-type="float">
            <text:p>0.268002</text:p>
          </table:table-cell>
          <table:table-cell office:value-type="float" office:value="2.03714" calcext:value-type="float">
            <text:p>2.03714</text:p>
          </table:table-cell>
          <table:table-cell office:value-type="float" office:value="5.36668" calcext:value-type="float">
            <text:p>5.36668</text:p>
          </table:table-cell>
          <table:table-cell office:value-type="float" office:value="11.9665" calcext:value-type="float">
            <text:p>11.9665</text:p>
          </table:table-cell>
          <table:table-cell office:value-type="float" office:value="21.2107" calcext:value-type="float">
            <text:p>21.21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90433" calcext:value-type="float">
            <text:p>0.0790433</text:p>
          </table:table-cell>
          <table:table-cell office:value-type="float" office:value="1.62635" calcext:value-type="float">
            <text:p>1.62635</text:p>
          </table:table-cell>
          <table:table-cell office:value-type="float" office:value="4.85903" calcext:value-type="float">
            <text:p>4.85903</text:p>
          </table:table-cell>
          <table:table-cell office:value-type="float" office:value="12.6267" calcext:value-type="float">
            <text:p>12.6267</text:p>
          </table:table-cell>
          <table:table-cell office:value-type="float" office:value="24.3311" calcext:value-type="float">
            <text:p>24.33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1:12:14.067777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9T19:59:05.276463678</meta:creation-date>
    <meta:editing-duration>PT7M3S</meta:editing-duration>
    <meta:editing-cycles>4</meta:editing-cycles>
    <meta:generator>LibreOffice/6.4.7.2$Linux_X86_64 LibreOffice_project/40$Build-2</meta:generator>
    <dc:date>2021-11-09T21:45:45.657866731</dc:date>
    <meta:document-statistic meta:table-count="1" meta:cell-count="120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12.432cm" xlink:href=".." xlink:type="simple" chart:class="chart:scatter" chart:style-name="ch1">
        <chart:title svg:x="6.421cm" svg:y="0.384cm" chart:style-name="ch2">
          <text:p>Best Interloop</text:p>
        </chart:title>
        <chart:subtitle svg:x="7.624cm" svg:y="1.411cm" chart:style-name="ch3">
          <text:p>IKJ</text:p>
        </chart:subtitle>
        <chart:legend chart:legend-position="top" svg:x="6.217cm" svg:y="2.279cm" style:legend-expansion="wide" chart:style-name="ch4"/>
        <chart:plot-area chart:style-name="ch5" table:cell-range-address="Sheet1.A12:Sheet1.A15 Sheet1.A28:Sheet1.A31 Sheet1.F12:Sheet1.F15 Sheet1.F28:Sheet1.F31" chart:data-source-has-labels="both" svg:x="1.33cm" svg:y="3.125cm" svg:width="14.35cm" svg:height="8.078cm">
          <chartooo:coordinate-region svg:x="1.951cm" svg:y="3.325cm" svg:width="13.635cm" svg:height="7.231cm"/>
          <chart:axis chart:dimension="x" chart:name="primary-x" chart:style-name="ch6" chartooo:axis-type="auto">
            <chart:title svg:x="7.112cm" svg:y="11.451cm" chart:style-name="ch7">
              <text:p>Number of threads</text:p>
            </chart:title>
            <chart:categories table:cell-range-address="Sheet1.A12:Sheet1.A15"/>
          </chart:axis>
          <chart:axis chart:dimension="y" chart:name="primary-y" chart:style-name="ch6">
            <chart:title svg:x="0.451cm" svg:y="8.333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F12:Sheet1.F15" loext:label-string="llvm" chart:class="chart:scatter">
            <chart:domain table:cell-range-address="Sheet1.A28:Sheet1.A31"/>
            <chart:data-point chart:repeated="4"/>
          </chart:series>
          <chart:series chart:style-name="ch11" chart:values-cell-range-address="Sheet1.F28:Sheet1.F31" loext:label-string="gcc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lvm</text:p>
              </table:table-cell>
              <table:table-cell office:value-type="string">
                <text:p>gc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2:Sheet1.A15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48.3408">
                <text:p>48.3408</text:p>
                <draw:g>
                  <svg:desc>Sheet1.F12:Sheet1.F15</svg:desc>
                </draw:g>
              </table:table-cell>
              <table:table-cell office:value-type="float" office:value="70.8285">
                <text:p>70.8285</text:p>
                <draw:g>
                  <svg:desc>Sheet1.F28:Sheet1.F3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.0631">
                <text:p>22.0631</text:p>
              </table:table-cell>
              <table:table-cell office:value-type="float" office:value="38.1274">
                <text:p>38.12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.0504">
                <text:p>27.0504</text:p>
              </table:table-cell>
              <table:table-cell office:value-type="float" office:value="21.2107">
                <text:p>21.21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5.0849">
                <text:p>15.0849</text:p>
              </table:table-cell>
              <table:table-cell office:value-type="float" office:value="24.3311">
                <text:p>24.33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49cm" svg:height="15.38cm" xlink:href=".." xlink:type="simple" chart:class="chart:scatter" chart:style-name="ch1">
        <chart:title svg:x="7.488cm" svg:y="0.113cm" chart:style-name="ch2">
          <text:p>Worst Interloop</text:p>
        </chart:title>
        <chart:subtitle svg:x="8.658cm" svg:y="0.745cm" chart:style-name="ch3">
          <text:p>JKI</text:p>
        </chart:subtitle>
        <chart:legend chart:legend-position="top" svg:x="11.754cm" svg:y="0.629cm" style:legend-expansion="custom" chartooo:width="3.461cm" chartooo:height="0.477cm" style:legend-expansion-aspect-ratio="7.25576519916143" chart:style-name="ch4"/>
        <chart:plot-area chart:style-name="ch5" table:cell-range-address="Sheet1.A3:Sheet1.A6 Sheet1.F3:Sheet1.F6 Sheet1.F20:Sheet1.F23" chart:data-source-has-labels="both" svg:x="1.06cm" svg:y="1.726cm" svg:width="16.623cm" svg:height="12.443cm">
          <chartooo:coordinate-region svg:x="1.867cm" svg:y="1.925cm" svg:width="15.722cm" svg:height="11.597cm"/>
          <chart:axis chart:dimension="x" chart:name="primary-x" chart:style-name="ch6" chartooo:axis-type="auto">
            <chart:title svg:x="7.925cm" svg:y="14.476cm" chart:style-name="ch7">
              <text:p>Number of Threads</text:p>
            </chart:title>
            <chart:categories table:cell-range-address="Sheet1.A3:Sheet1.A6"/>
          </chart:axis>
          <chart:axis chart:dimension="y" chart:name="primary-y" chart:style-name="ch6">
            <chart:title svg:x="0.132cm" svg:y="9.063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F3:Sheet1.F6" loext:label-string="llvm" chart:class="chart:scatter">
            <chart:domain table:cell-range-address="Sheet1.A3:Sheet1.A6"/>
            <chart:data-point chart:repeated="4"/>
          </chart:series>
          <chart:series chart:style-name="ch11" chart:values-cell-range-address="Sheet1.F20:Sheet1.F23" loext:label-string="gcc" chart:class="chart:scatter">
            <chart:domain table:cell-range-address="Sheet1.A20:Sheet1.A23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lvm</text:p>
              </table:table-cell>
              <table:table-cell office:value-type="string">
                <text:p>Column A</text:p>
              </table:table-cell>
              <table:table-cell office:value-type="string">
                <text:p>gcc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401.396">
                <text:p>401.396</text:p>
                <draw:g>
                  <svg:desc>Sheet1.F3:Sheet1.F6</svg:desc>
                </draw:g>
              </table:table-cell>
              <table:table-cell office:value-type="float" office:value="1">
                <text:p>1</text:p>
                <draw:g>
                  <svg:desc>Sheet1.A20:Sheet1.A23</svg:desc>
                </draw:g>
              </table:table-cell>
              <table:table-cell office:value-type="float" office:value="359.349">
                <text:p>359.349</text:p>
                <draw:g>
                  <svg:desc>Sheet1.F20:Sheet1.F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1.397">
                <text:p>201.397</text:p>
              </table:table-cell>
              <table:table-cell office:value-type="float" office:value="2">
                <text:p>2</text:p>
              </table:table-cell>
              <table:table-cell office:value-type="float" office:value="191.624">
                <text:p>191.62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54.029">
                <text:p>254.029</text:p>
              </table:table-cell>
              <table:table-cell office:value-type="float" office:value="4">
                <text:p>4</text:p>
              </table:table-cell>
              <table:table-cell office:value-type="float" office:value="129.751">
                <text:p>129.7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9.38">
                <text:p>169.38</text:p>
              </table:table-cell>
              <table:table-cell office:value-type="float" office:value="8">
                <text:p>8</text:p>
              </table:table-cell>
              <table:table-cell office:value-type="float" office:value="111.272">
                <text:p>111.2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 style:rotation-angle="0"/>
      <style:text-properties fo:font-size="11pt" fo:font-weight="bold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829cm" xlink:href=".." xlink:type="simple" chart:class="chart:scatter" chart:style-name="ch1">
        <chart:title svg:x="6.262cm" svg:y="0.332cm" chart:style-name="ch2">
          <text:p>Worst Interloop</text:p>
        </chart:title>
        <chart:subtitle svg:x="7.717cm" svg:y="1.307cm" chart:style-name="ch3">
          <text:p>jkl</text:p>
        </chart:subtitle>
        <chart:legend chart:legend-position="top" svg:x="6.217cm" svg:y="2.175cm" style:legend-expansion="wide" chart:style-name="ch4"/>
        <chart:plot-area chart:style-name="ch5" table:cell-range-address="Sheet1.A3:Sheet1.B6 Sheet1.B20:Sheet1.B23" chart:data-source-has-labels="row" svg:x="1.023cm" svg:y="2.989cm" svg:width="14.344cm" svg:height="5.288cm">
          <chartooo:coordinate-region svg:x="1.75cm" svg:y="3.189cm" svg:width="13.523cm" svg:height="4.441cm"/>
          <chart:axis chart:dimension="x" chart:name="primary-x" chart:style-name="ch6">
            <chart:title svg:x="6.841cm" svg:y="8.473cm" chart:style-name="ch7">
              <text:p>Number of Treads</text:p>
            </chart:title>
          </chart:axis>
          <chart:axis chart:dimension="y" chart:name="primary-y" chart:style-name="ch6">
            <chart:title svg:x="0.144cm" svg:y="6.749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B3:Sheet1.B6" loext:label-string="llvm" chart:class="chart:scatter">
            <chart:domain table:cell-range-address="Sheet1.A3:Sheet1.A6"/>
            <chart:data-point chart:repeated="4"/>
          </chart:series>
          <chart:series chart:style-name="ch11" chart:values-cell-range-address="Sheet1.B20:Sheet1.B23" loext:label-string="gcc" chart:class="chart:scatte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lvm</text:p>
              </table:table-cell>
              <table:table-cell office:value-type="string">
                <text:p>g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6</svg:desc>
                </draw:g>
              </table:table-cell>
              <table:table-cell office:value-type="float" office:value="0.499364">
                <text:p>0.499364</text:p>
                <draw:g>
                  <svg:desc>Sheet1.B3:Sheet1.B6</svg:desc>
                </draw:g>
              </table:table-cell>
              <table:table-cell office:value-type="float" office:value="0.561718">
                <text:p>0.561718</text:p>
                <draw:g>
                  <svg:desc>Sheet1.B20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44475">
                <text:p>0.244475</text:p>
              </table:table-cell>
              <table:table-cell office:value-type="float" office:value="0.292197">
                <text:p>0.2921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14076">
                <text:p>0.214076</text:p>
              </table:table-cell>
              <table:table-cell office:value-type="float" office:value="0.153167">
                <text:p>0.1531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27128">
                <text:p>0.227128</text:p>
              </table:table-cell>
              <table:table-cell office:value-type="float" office:value="0.184015">
                <text:p>0.1840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style:rotation-angle="0"/>
      <style:text-properties fo:font-size="11pt" fo:font-weight="bold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5" style:family="chart">
      <style:chart-properties chart:include-hidden-cells="false" chart:treat-empty-cells="ignore" chart:sort-by-x-values="tru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324cm" xlink:href=".." xlink:type="simple" chart:class="chart:scatter" chart:style-name="ch1">
        <chart:title svg:x="6.541cm" svg:y="0.328cm" chart:style-name="ch2">
          <text:p>Best Interloop</text:p>
        </chart:title>
        <chart:subtitle svg:x="9.878cm" svg:y="0.4cm" chart:style-name="ch3">
          <text:p>IKJ</text:p>
        </chart:subtitle>
        <chart:legend chart:legend-position="top" svg:x="6.739cm" svg:y="1.34cm" style:legend-expansion="custom" chartooo:width="3.564cm" chartooo:height="0.619cm" style:legend-expansion-aspect-ratio="5.75767366720517" chart:style-name="ch4"/>
        <chart:plot-area chart:style-name="ch5" table:cell-range-address="Sheet1.A12:Sheet1.B15 Sheet1.B28:Sheet1.B31" chart:data-source-has-labels="row" svg:x="0.582cm" svg:y="2.213cm" svg:width="14.718cm" svg:height="6.618cm">
          <chartooo:coordinate-region svg:x="1.309cm" svg:y="2.413cm" svg:width="13.897cm" svg:height="5.771cm"/>
          <chart:axis chart:dimension="x" chart:name="primary-x" chart:style-name="ch6">
            <chart:title svg:x="6.495cm" svg:y="8.764cm" chart:style-name="ch7">
              <text:p>Number of Threads</text:p>
            </chart:title>
          </chart:axis>
          <chart:axis chart:dimension="y" chart:name="primary-y" chart:style-name="ch6">
            <chart:title svg:x="0cm" svg:y="6.638cm" chart:style-name="ch8">
              <text:p>Execution time</text:p>
            </chart:title>
            <chart:grid chart:style-name="ch9" chart:class="major"/>
          </chart:axis>
          <chart:series chart:style-name="ch10" chart:values-cell-range-address="Sheet1.B12:Sheet1.B15" loext:label-string="llvm" chart:class="chart:scatter">
            <chart:domain table:cell-range-address="Sheet1.A12:Sheet1.A15"/>
            <chart:data-point chart:repeated="4"/>
          </chart:series>
          <chart:series chart:style-name="ch11" chart:values-cell-range-address="Sheet1.B28:Sheet1.B31" loext:label-string="gcc" chart:class="chart:scatter">
            <chart:domain table:cell-range-address="Sheet1.A28:Sheet1.A3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lvm</text:p>
              </table:table-cell>
              <table:table-cell office:value-type="string">
                <text:p>Column A</text:p>
              </table:table-cell>
              <table:table-cell office:value-type="string">
                <text:p>g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2:Sheet1.A15</svg:desc>
                </draw:g>
              </table:table-cell>
              <table:table-cell office:value-type="float" office:value="0.409742">
                <text:p>0.409742</text:p>
                <draw:g>
                  <svg:desc>Sheet1.B12:Sheet1.B15</svg:desc>
                </draw:g>
              </table:table-cell>
              <table:table-cell office:value-type="float" office:value="1">
                <text:p>1</text:p>
                <draw:g>
                  <svg:desc>Sheet1.A28:Sheet1.A31</svg:desc>
                </draw:g>
              </table:table-cell>
              <table:table-cell office:value-type="float" office:value="0.52072">
                <text:p>0.52072</text:p>
                <draw:g>
                  <svg:desc>Sheet1.B28:Sheet1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04439">
                <text:p>0.204439</text:p>
              </table:table-cell>
              <table:table-cell office:value-type="float" office:value="2">
                <text:p>2</text:p>
              </table:table-cell>
              <table:table-cell office:value-type="float" office:value="0.50401">
                <text:p>0.504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9699">
                <text:p>0.19699</text:p>
              </table:table-cell>
              <table:table-cell office:value-type="float" office:value="4">
                <text:p>4</text:p>
              </table:table-cell>
              <table:table-cell office:value-type="float" office:value="0.268002">
                <text:p>0.268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150711">
                <text:p>0.150711</text:p>
              </table:table-cell>
              <table:table-cell office:value-type="float" office:value="8">
                <text:p>8</text:p>
              </table:table-cell>
              <table:table-cell office:value-type="float" office:value="0.0790433">
                <text:p>0.07904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